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row table:style-name="ro1">
          <table:table-cell table:style-name="ce1" office:value-type="string" calcext:value-type="string">
            <text:p>Somme - montant</text:p>
          </table:table-cell>
          <table:table-cell table:style-name="ce6" office:value-type="string" calcext:value-type="string">
            <text:p>typevente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N</text:p>
          </table:table-cell>
          <table:table-cell table:style-name="ce13" office:value-type="string" calcext:value-type="string">
            <text:p>O</text:p>
          </table:table-cell>
          <table:table-cell table:style-name="ce19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14792.54" calcext:value-type="float">
            <text:p>14792,54</text:p>
          </table:table-cell>
          <table:table-cell table:style-name="ce14" office:value-type="float" office:value="9428.05" calcext:value-type="float">
            <text:p>9428,05</text:p>
          </table:table-cell>
          <table:table-cell table:style-name="ce20" office:value-type="float" office:value="24220.59" calcext:value-type="float">
            <text:p>24220,5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48" calcext:value-type="float">
            <text:p>13248</text:p>
          </table:table-cell>
          <table:table-cell office:value-type="float" office:value="11463.97" calcext:value-type="float">
            <text:p>11463,97</text:p>
          </table:table-cell>
          <table:table-cell office:value-type="float" office:value="24711.97" calcext:value-type="float">
            <text:p>24711,9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520.51" calcext:value-type="float">
            <text:p>17520,51</text:p>
          </table:table-cell>
          <table:table-cell office:value-type="float" office:value="9121.89" calcext:value-type="float">
            <text:p>9121,89</text:p>
          </table:table-cell>
          <table:table-cell office:value-type="float" office:value="26642.4" calcext:value-type="float">
            <text:p>26642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530.42" calcext:value-type="float">
            <text:p>19530,42</text:p>
          </table:table-cell>
          <table:table-cell office:value-type="float" office:value="11953.65" calcext:value-type="float">
            <text:p>11953,65</text:p>
          </table:table-cell>
          <table:table-cell office:value-type="float" office:value="31484.07" calcext:value-type="float">
            <text:p>31484,0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2344.64" calcext:value-type="float">
            <text:p>22344,64</text:p>
          </table:table-cell>
          <table:table-cell office:value-type="float" office:value="13692.35" calcext:value-type="float">
            <text:p>13692,35</text:p>
          </table:table-cell>
          <table:table-cell office:value-type="float" office:value="36036.99" calcext:value-type="float">
            <text:p>36036,9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0" office:value-type="float" office:value="2153.42" calcext:value-type="float">
            <text:p>2153,42</text:p>
          </table:table-cell>
          <table:table-cell table:style-name="ce16" office:value-type="float" office:value="911.27" calcext:value-type="float">
            <text:p>911,27</text:p>
          </table:table-cell>
          <table:table-cell table:style-name="ce22" office:value-type="float" office:value="3064.69" calcext:value-type="float">
            <text:p>3064,69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89589.53" calcext:value-type="float">
            <text:p>89589,53</text:p>
          </table:table-cell>
          <table:table-cell table:style-name="ce17" office:value-type="float" office:value="56571.18" calcext:value-type="float">
            <text:p>56571,18</text:p>
          </table:table-cell>
          <table:table-cell table:style-name="ce23" office:value-type="float" office:value="146160.71" calcext:value-type="float">
            <text:p>146160,71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Feuille1_1'.A1:'Table dynamique_Feuille1_1'.D9" table:buttons="'Table dynamique_Feuille1_1'.A2 'Table dynamique_Feuille1_1'.B1" table:show-filter-button="false" table:drill-down-on-double-click="false">
          <table:database-source-query table:database-name="LirbairieMariaDB" table:query-name="Graphique3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:display="true" table:show-details="true"/>
                <table:data-pilot-member table:name="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1,27" table:display="true" table:show-details="true"/>
                <table:data-pilot-member table:name="2153,42" table:display="true" table:show-details="true"/>
                <table:data-pilot-member table:name="9121,89" table:display="true" table:show-details="true"/>
                <table:data-pilot-member table:name="9428,05" table:display="true" table:show-details="true"/>
                <table:data-pilot-member table:name="11463,97" table:display="true" table:show-details="true"/>
                <table:data-pilot-member table:name="11953,65" table:display="true" table:show-details="true"/>
                <table:data-pilot-member table:name="13248" table:display="true" table:show-details="true"/>
                <table:data-pilot-member table:name="13692,35" table:display="true" table:show-details="true"/>
                <table:data-pilot-member table:name="14792,54" table:display="true" table:show-details="true"/>
                <table:data-pilot-member table:name="17520,51" table:display="true" table:show-details="true"/>
                <table:data-pilot-member table:name="19530,42" table:display="true" table:show-details="true"/>
                <table:data-pilot-member table:name="22344,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02:19.291440893</meta:creation-date>
    <dc:date>2025-03-12T14:12:04.017714014</dc:date>
    <meta:editing-duration>PT9M45S</meta:editing-duration>
    <meta:editing-cycles>1</meta:editing-cycles>
    <meta:document-statistic meta:table-count="2" meta:cell-count="34" meta:object-count="0"/>
    <meta:generator>LibreOffice/24.2.7.2$Linux_X86_64 LibreOffice_project/420$Build-2</meta:generator>
  </office:meta>
</office:document-meta>
</file>